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nstrument Serif" fo:font-size="18pt" officeooo:paragraph-rsid="0007cc53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emarle, Amazon Web Services, AMD, Anthropic, Applied Materials, Atomic Canyon, AVEVA</text:p>
      <text:p text:style-name="P1">Cerebras, Chemspeed, Cisco, Collins Aerospace, ComEd, Cornelis Networks, Critical Materials Recycling</text:p>
      <text:p text:style-name="P1">Dell Technologies</text:p>
      <text:p text:style-name="P1">Emerald Cloud Lab, EPRI, Esri</text:p>
      <text:p text:style-name="P1">FutureHouse</text:p>
      <text:p text:style-name="P1">GE Aerospace, Google</text:p>
      <text:p text:style-name="P1">HPE, Hugging Face</text:p>
      <text:p text:style-name="P1">IBM, ISO New England</text:p>
      <text:p text:style-name="P1">Kitware</text:p>
      <text:p text:style-name="P1">LILA</text:p>
      <text:p text:style-name="P1">Micron, Microsoft, MP Materials</text:p>
      <text:p text:style-name="P1">New York Creates, Niron Magnetics, Nokia, Nusano, NVIDIA</text:p>
      <text:p text:style-name="P1">OLI Systems, OpenAI for Government, Oracle</text:p>
      <text:p text:style-name="P1">Phoenix Tailings, PMT Critical Metals</text:p>
      <text:p text:style-name="P1">Quantinuum, Qubit</text:p>
      <text:p text:style-name="P1">RadiaSoft, Ramaco, RTX</text:p>
      <text:p text:style-name="P1">Sambanova, Scale AI, Semiconductor Industry Association, Siemens, Synopsys</text:p>
      <text:p text:style-name="P1">TdVib, Tennessee Valley Authority</text:p>
      <text:p text:style-name="P1">xLigh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6:04:12.087388528</meta:creation-date>
    <dc:title>template</dc:title>
    <meta:editing-duration>PT2M14S</meta:editing-duration>
    <meta:editing-cycles>2</meta:editing-cycles>
    <meta:generator>LibreOffice/25.8.2.2$Linux_X86_64 LibreOffice_project/580$Build-2</meta:generator>
    <dc:date>2025-12-07T16:06:25.823052794</dc:date>
    <meta:document-statistic meta:table-count="0" meta:image-count="0" meta:object-count="0" meta:page-count="1" meta:paragraph-count="19" meta:word-count="83" meta:character-count="631" meta:non-whitespace-character-count="567"/>
    <meta:template xlink:type="simple" xlink:actuate="onRequest" xlink:title="template" xlink:href="../../../../.config/libreoffice/4/user/template/template.ott" meta:date="2025-12-07T16:04:11.648497203"/>
  </office:meta>
</office:document-meta>
</file>